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porniket Nostalgie 2 Faux Console" svg:font-family="'Sporniket Nostalgie 2 Faux Console'" style:font-adornments="Normal" style:font-pitch="variable"/>
  </office:font-face-decls>
  <office:automatic-styles>
    <style:style style:name="P1" style:family="paragraph" style:parent-style-name="Title">
      <style:text-properties officeooo:rsid="001b88cf" officeooo:paragraph-rsid="001b88cf"/>
    </style:style>
    <style:style style:name="P2" style:family="paragraph" style:parent-style-name="Subtitle">
      <style:text-properties officeooo:rsid="001b88cf" officeooo:paragraph-rsid="001b88cf"/>
    </style:style>
    <style:style style:name="P3" style:family="paragraph" style:parent-style-name="Text_20_body">
      <style:text-properties officeooo:rsid="001b88cf" officeooo:paragraph-rsid="001b88cf"/>
    </style:style>
    <style:style style:name="P4" style:family="paragraph" style:parent-style-name="Text_20_body">
      <style:text-properties officeooo:rsid="001fdf00" officeooo:paragraph-rsid="001fdf00"/>
    </style:style>
    <style:style style:name="P5" style:family="paragraph" style:parent-style-name="Text_20_body">
      <style:text-properties fo:font-weight="bold" officeooo:rsid="001fdf00" officeooo:paragraph-rsid="001fdf00" style:font-weight-asian="bold" style:font-weight-complex="bold"/>
    </style:style>
    <style:style style:name="P6" style:family="paragraph" style:parent-style-name="Text_20_body">
      <style:text-properties officeooo:rsid="0022573b" officeooo:paragraph-rsid="0022573b"/>
    </style:style>
    <style:style style:name="P7" style:family="paragraph" style:parent-style-name="Text_20_body">
      <style:text-properties fo:font-weight="bold" officeooo:rsid="0022573b" officeooo:paragraph-rsid="0022573b" style:font-weight-asian="bold" style:font-weight-complex="bold"/>
    </style:style>
    <style:style style:name="T1" style:family="text">
      <style:text-properties officeooo:rsid="001b88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orniket Nostalgie 2 Faux Console</text:p>
      <text:p text:style-name="P2">Test document</text:p>
      <text:h text:style-name="Heading_20_1" text:outline-level="1">Lorem Ipsum</text:h>
      <text:p text:style-name="P3">Lorem ipsum dolor sit amet, consectetur adipiscing elit. Phasellus volutpat gravida dolor, id finibus felis convallis vel. Phasellus pretium magna erat, ac condimentum purus volutpat at. Cras condimentum metus quis sodales rutrum. Suspendisse posuere ipsum ac lacus efficitur mattis id eu arcu. Pellentesque vestibulum pharetra mi ac cursus. Proin aliquet eget ex volutpat ultricies. Vestibulum hendrerit metus et turpis blandit euismod. Sed varius consequat semper. Nam blandit magna ac lacus ullamcorper volutpat.</text:p>
      <text:p text:style-name="P3">Duis pharetra nunc et lorem laoreet iaculis. Donec eget tristique erat, et iaculis justo. Ut rutrum, nisl ut finibus luctus, tellus turpis hendrerit augue, vel volutpat orci dui id orci. Nam dignissim blandit arcu a eleifend. Vivamus sit amet tempus erat. Donec pretium, turpis ac tincidunt dapibus, massa augue placerat libero, id laoreet leo neque nec elit. Aliquam sit amet aliquam turpis. Vivamus auctor tempor augue ut sollicitudin. Nulla commodo justo auctor odio pellentesque, non pretium felis consectetur. Vivamus elementum lectus eu blandit feugiat. Aenean mattis augue sapien, ac suscipit justo condimentum a.</text:p>
      <text:p text:style-name="P3">Nulla in arcu condimentum, placerat est non, interdum ipsum. Aenean id nibh id eros finibus vulputate. Etiam at consequat diam, eget interdum sem. Praesent consequat at felis ut dignissim. Pellentesque venenatis turpis id lorem ornare, quis pretium tellus tristique. Aliquam sed mauris ante. Nam et vestibulum dui, non porttitor mauris. Integer quam elit, ullamcorper venenatis congue sed, iaculis nec justo. Ut volutpat sit amet nibh sed suscipit. </text:p>
      <text:p text:style-name="P3"/>
      <text:h text:style-name="Heading_20_1" text:outline-level="1">Word<text:span text:style-name="T1">s</text:span> list — lowercase</text:h>
      <text:p text:style-name="P3">aaron abduct accidental adjacent aeron afghan after agnostic aint anaheim and anybody although allotted ambidextrous amend announced aqua arrangement ask aspin ate attitude authorised avant avery award axolotl baby baghdad banana balter batty baste beeped bent binded billow bizarre blood bottle bowwow boyfriend builder bubbly buzzing byproduct bystander byzantine cappuccino cattle cent chant cicero close coccyx cooked copyright coyote croquet cumbersome cutting cycle cylinder czech dabble daddy day dear dented divide don’t drown during dyke each ebb eek ensnare eons epiphany estuary etcetera etching equine ew fabric farming feared filler fizzy fjord fluid foggy foxxy frontal fungal gaggle geared gifted gong gnome grubby gush happened happiness hellish hinge hope hungry hyphen ian icy idiot i’m impossible intolerant iota it’s irritant i’ve jazzy jagged jenga jill joint just kangaroo kettle kitchen kookaburra kong laboratory landing left likely lilac little loco lolly lover’s luna luxurious lying master metres miss moonlight morph mr mrs ms mummy nasal neanderthal necessarily nine nifty nonsense noon numb oar obfuscate occult oddly often oh okay omission oscillate ozone parallel pang pear phase picnic pneumonic poppy porous psychology punch pygmy quantum queen quince quota radii rafferty rattle reassure resist retiree rice roommate running sassafras savvy scent scuttle seismic shamed shining sieve sister skink slump snide soup spire stay subject sultana svelte swiftly swung tallied tattooed tension the theatre title <text:soft-page-break/>totally trekked tutor twenty tying vacuum variable vent vivid void vulnerable vying waffle wally warranted water weather whale winch withheld worry wurst wysiwyg wyvern xavier xenon xmas xylophone yak yeah yip you’re yuck zac zeal zigzag zing zodiac zoo</text:p>
      <text:p text:style-name="P3"/>
      <text:h text:style-name="Heading_20_1" text:outline-level="1">Word<text:span text:style-name="T1">s</text:span> list — uppercase</text:h>
      <text:p text:style-name="P3">AARON ABDUCT ACCIDENTAL ADJACENT AERON AFGHAN AFTER AGNOSTIC AINT ANAHEIM AND ANYBODY ALTHOUGH ALLOTTED AMBIDEXTROUS AMEND ANNOUNCED AQUA ARRANGEMENT ASK ASPIN ATE ATTITUDE AUTHORISED AVANT AVERY AWARD AXOLOTL BABY BAGHDAD BANANA BALTER BATTY BASTE BEEPED BENT BINDED BILLOW BIZARRE BLOOD BOTTLE BOWWOW BOYFRIEND BUILDER BUBBLY BUZZING BYPRODUCT BYSTANDER BYZANTINE CAPPUCCINO CATTLE CENT CHANT CICERO CLOSE COCCYX COOKED COPYRIGHT COYOTE CROQUET CUMBERSOME CUTTING CYCLE CYLINDER CZECH DABBLE DADDY DAY DEAR DENTED DIVIDE DON’T DROWN DURING DYKE EACH EBB EEK ENSNARE EONS EPIPHANY ESTUARY ETCETERA ETCHING EQUINE EW FABRIC FARMING FEARED FILLER FIZZY FJORD FLUID FOGGY FOXXY FRONTAL FUNGAL GAGGLE GEARED GIFTED GONG GNOME GRUBBY GUSH HAPPENED HAPPINESS HELLISH HINGE HOPE HUNGRY HYPHEN IAN ICY IDIOT I’M IMPOSSIBLE INTOLERANT IOTA IT’S IRRITANT I’VE JAZZY JAGGED JENGA JILL JOINT JUST KANGAROO KETTLE KITCHEN KOOKABURRA KONG LABORATORY LANDING LEFT LIKELY LILAC LITTLE LOCO LOLLY LOVER’S LUNA LUXURIOUS LYING MASTER METRES MISS MOONLIGHT MORPH MR MRS MS MUMMY NASAL NEANDERTHAL NECESSARILY NINE NIFTY NONSENSE NOON NUMB OAR OBFUSCATE OCCULT ODDLY OFTEN OH OKAY OMISSION OSCILLATE OZONE PARALLEL PANG PEAR PHASE PICNIC PNEUMONIC POPPY POROUS PSYCHOLOGY PUNCH PYGMY QUANTUM QUEEN QUINCE QUOTA RADII RAFFERTY RATTLE REASSURE RESIST RETIREE RICE ROOMMATE RUNNING SASSAFRAS SAVVY SCENT SCUTTLE SEISMIC SHAMED SHINING SIEVE SISTER SKINK SLUMP SNIDE SOUP SPIRE STAY SUBJECT SULTANA SVELTE SWIFTLY SWUNG TALLIED TATTOOED TENSION THE THEATRE TITLE TOTALLY TREKKED TUTOR TWENTY TYING VACUUM VARIABLE VENT VIVID VOID VULNERABLE VYING WAFFLE WALLY WARRANTED WATER WEATHER WHALE WINCH WITHHELD WORRY WURST WYSIWYG WYVERN XAVIER XENON XMAS XYLOPHONE YAK YEAH YIP YOU’RE YUCK ZAC ZEAL ZIGZAG ZING ZODIAC ZOO</text:p>
      <text:p text:style-name="P3"/>
      <text:h text:style-name="Heading_20_1" text:outline-level="1">Numbers and fractions</text:h>
      <text:p text:style-name="P3"><text:s text:c="4"/>123g butter, softened</text:p>
      <text:p text:style-name="P3"><text:s text:c="4"/>456g (1 ½ cups) icing sugar</text:p>
      <text:p text:style-name="P3"><text:s text:c="4"/>78ml (¼ cup) gin</text:p>
      <text:p text:style-name="P3"><text:s text:c="4"/>9 tbsp tonic water</text:p>
      <text:p text:style-name="P3"><text:s text:c="4"/>10 tsp finely grated lemon rind</text:p>
      <text:p text:style-name="P3"><text:s text:c="4"/>1 ¾ x 987g madeira cakes</text:p>
      <text:p text:style-name="P3"><text:s text:c="4"/>1 ⅓ x 654g packets white chocolate melts</text:p>
      <text:p text:style-name="P3"><text:s text:c="4"/>1 ⅔ cup desiccated coconut</text:p>
      <text:p text:style-name="P3"><text:s text:c="4"/>1 ⅕ cup milk</text:p>
      <text:p text:style-name="P3"/>
      <text:h text:style-name="Heading_20_1" text:outline-level="1"><text:soft-page-break/>Symbols</text:h>
      <text:p text:style-name="P3">{{curly}} (parenthesis) [square] #hash asterix* colon: semicolon; tilde~ exclamation! question? interrobang‽ caret^ degrees° &lt;great&amp;less&gt; pipe|pipe ‘singlequote’ 'straightquotes' “doublequotes” "doublestraight" person_name@email.com ©copyright ­registered® trademarked™</text:p>
      <text:h text:style-name="Heading_20_1" text:outline-level="1">Kerning pairs</text:h>
      <text:p text:style-name="P3">Av Aw Ay Az Fa Fe Fi Fo Fu Kv Kw Ky Pa Pe Po Ta Te Ti To Tr Ts Tu Ty Va Ve Vo Vr Vu Vy Wa We Wr Wv Wy</text:p>
      <text:p text:style-name="P3">AC AT AVA AWA AYA AV AW AY AZ CT CYC FA FE FO KV KW KY LO LV LY NG OD PA PA PE PO TA TA TE TI TO TR TS TU TY UA VA VA VE VO VR VU VY WA WO WA WE WR WV WY YS</text:p>
      <text:h text:style-name="Heading_20_1" text:outline-level="1">Punctuation</text:h>
      <text:p text:style-name="P3">A. A: A, A; A! A?</text:p>
      <text:p text:style-name="P3">B… B. B: B, B; B! B?</text:p>
      <text:p text:style-name="P3">C… C. C: C, C; C! C?</text:p>
      <text:p text:style-name="P3">D… D. D: D, D; D! D?</text:p>
      <text:p text:style-name="P3">E… E. E: E, E; E! E?</text:p>
      <text:p text:style-name="P3">F… F. F: F, F; F! F?</text:p>
      <text:p text:style-name="P3">G… G. G: G, G; G! G?</text:p>
      <text:p text:style-name="P3">H… H. H: H, H; H! H?</text:p>
      <text:p text:style-name="P3">I… I. I: I, I; I! I?</text:p>
      <text:p text:style-name="P3">J… J. J: J, J; J! J?</text:p>
      <text:p text:style-name="P3">K… K. K: K, K; K! K?</text:p>
      <text:p text:style-name="P3">L… L. L: L, L; L! L?</text:p>
      <text:p text:style-name="P3">M… M. M: M, M; M! M?</text:p>
      <text:p text:style-name="P3">N… N. N: N, N; N! N?</text:p>
      <text:p text:style-name="P3">O… O. O: O, O; O! O?</text:p>
      <text:p text:style-name="P3">P… P. P: P, P; P! P?</text:p>
      <text:p text:style-name="P3">Q… Q. Q: Q, Q; Q! Q?</text:p>
      <text:p text:style-name="P3">R… R. R: R, R; R! R?</text:p>
      <text:p text:style-name="P3">S… S. S: S, S; S! S?</text:p>
      <text:p text:style-name="P3">T… T. T: T, T; T! T?</text:p>
      <text:p text:style-name="P3">U… U. U: U, U; U! U?</text:p>
      <text:p text:style-name="P3">V… V. V: V, V; V! V?</text:p>
      <text:p text:style-name="P3"><text:soft-page-break/>W… W. W: W, W; W! W?</text:p>
      <text:p text:style-name="P3">X… X. X: X, X; X! X?</text:p>
      <text:p text:style-name="P3">Y… Y. Y: Y, Y; Y! Y?</text:p>
      <text:p text:style-name="P3">Z… Z. Z: Z, Z; Z! Z?</text:p>
      <text:p text:style-name="P3"/>
      <text:p text:style-name="P3">a… a. a: a, a; a! a?</text:p>
      <text:p text:style-name="P3">b… b. b: b, b; b! b?</text:p>
      <text:p text:style-name="P3">c… c. c: c, c; c! c?</text:p>
      <text:p text:style-name="P3">d… d. d: d, d; d! d?</text:p>
      <text:p text:style-name="P3">e… e. e: e, e; e! e?</text:p>
      <text:p text:style-name="P3">f… f. f: f, f; f! f?</text:p>
      <text:p text:style-name="P3">g… g. g: g, g; g! g?</text:p>
      <text:p text:style-name="P3">h… h. h: h, h; h! h?</text:p>
      <text:p text:style-name="P3">i… i. i: i, i; i! i?</text:p>
      <text:p text:style-name="P3">j… j. j: j, j; j! j?</text:p>
      <text:p text:style-name="P3">k… k. k: k, k; k! k?</text:p>
      <text:p text:style-name="P3">l… l. l: l, l; l! l?</text:p>
      <text:p text:style-name="P3">m… m. m: m, m; m! m?</text:p>
      <text:p text:style-name="P3">n… n. n: n, n; n! n?</text:p>
      <text:p text:style-name="P3">o… o. o: o, o; o! o?</text:p>
      <text:p text:style-name="P3">p… p. p: p, p; p! p?</text:p>
      <text:p text:style-name="P3">q… q. q: q, q; q! q?</text:p>
      <text:p text:style-name="P3">r… r. r: r, r; r! r?</text:p>
      <text:p text:style-name="P3">s… s. s: s, s; s! s?</text:p>
      <text:p text:style-name="P3">t… t. t: t, t; t! t?</text:p>
      <text:p text:style-name="P3">u… u. u: u, u; u! u?</text:p>
      <text:p text:style-name="P3">v… v. v: v, v; v! v?</text:p>
      <text:p text:style-name="P3">w… w. w: w, w; w! w?</text:p>
      <text:p text:style-name="P3">x… x. x: x, x; x! x?</text:p>
      <text:p text:style-name="P3">y… y. y: y, y; y! y?</text:p>
      <text:p text:style-name="P3">z… z. z: z, z; z! Z?</text:p>
      <text:p text:style-name="P3"/>
      <text:h text:style-name="Heading_20_1" text:outline-level="1"><text:soft-page-break/>Some English text</text:h>
      <text:p text:style-name="P4">Excerpt of « A trek to the horizon » by SpornyKun (<text:a xlink:type="simple" xlink:href="https://archiveofourown.org/works/23453230" text:style-name="Internet_20_link" text:visited-style-name="Visited_20_Internet_20_Link">https://archiveofourown.org/works/23453230</text:a>)</text:p>
      <text:p text:style-name="P5">Chapter 2: The legacy</text:p>
      <text:p text:style-name="P4">She had finally found it. After thoroughly searching any scrap of information about Elisabet Sobeck's home, correlating locations names of the Old Ones against todays places, Alloy was finally standing before a corpse sitting on a not so decayed bank, wearing an environmental autonomous suit. The suit could still prompt the holographic name tag of the wearer when sollicited, and Aloy could read the name of the woman that she had believed to be her mother for some time.</text:p>
      <text:p text:style-name="P4">Projecting a simulation of the sleeping face of Elisabet on the helmet of the suit, the young woman felt overwhelmed and cried without restraint, kneeing in front of the bank. After some times, tears runned out, and she could notice the small globe representing the Earth, resting in the palm of the dead woman. She decided to keep it as a memento of Elisabet and of her mission that was not finished yet : to rebuild Gaia and to bring back its subfunctions under control to stabilize and continue the terraforming process.</text:p>
      <text:p text:style-name="P4">She wondered whether she should leave the body as it has been for centuries. She finally decided to give Elizabeth a proper burial. She digged a hole in front the bank, trying to keep the triangle shaped bush of flowers intact, then delicately removed the suit that was still fairly intact. Under the helmet, she found a seemingly peaceful mummified face, not so far from the simulation. Even her clothes have been preserved. She got the surprise to get a signal from Elisabet's focus, awakened by the direct sunlight no more blocked by the suit. She had wanted to leave it at first, but given the fact that it was still functionning, she decided to keep it, putting it in the same pouch than the little globe. She would have time for it later.</text:p>
      <text:p text:style-name="P4">She delicately laid the remains of the corpse in the hole, on the ground that she had covered with flowers. Then, kneeled beside the hole, after some time in an awkward silence, she felt the urge to blable a kind of farewell. She ended up telling a lot about her life so far, how she felt toward Elisabet, how she felt overwhelmed by the task of rebuilding Gaia. She talked until she had nothing more to say, then she kept solemnly still, and finally she put the earth back in the hole. She used the bank as a base for the altar. For the offering, she put there an ancient vessel she had found in the remains of the house nearby.</text:p>
      <text:p text:style-name="P4">She stayed near the grave some more time, tinkering with the two tokens she has kept with her. First the globe, that was in fact a locket that could hold a small object inside. She decided that it would be the perfect case to put the focus of Elisabet into when she would not use it. She put back the small globe inside the leather pouch. Later, she would ask Teb to make a special pouch that could be more meaningful for the memento and at the same time sturdy and functionnal enough to accomodate her rough lifestyle.</text:p>
      <text:p text:style-name="P4">Then, she replaced her focus with the one of Elisabet. The glowing interface lighted up. Browsing through the files, she discovered lots of personnal data as well as work data, and time went by without her noticing.</text:p>
      <text:p text:style-name="P4">She was moved to see the few personnal pictures that was stored in the focus. She got a glimpse of Elisabet's mother through some of them, and also through some audio files.</text:p>
      <text:p text:style-name="P4"><text:soft-page-break/>The work data covered a broad range of topics. Scientific papers to read, personnal thoughts on this or that. Aloy's heart raced when she discovered a trove of working notes and schematics about Zero dawn and the design of Gaia, and a fully detailled and interactive map of the Gaia Prime complex. She was in awe as she could disassemble any part up to an individual room, highlight any group of information like power lines, and so on. She mentally reconciled the parts that she had walked in with their original location and layout.</text:p>
      <text:p text:style-name="P4">She eventually sent this map on her focus for convenience. Only this map, so that it would be the only thing that Sylens would find, for now. The shaddy Banuk kept silent after their final parting, but she felt that she wanted to keep as much data as possible from his prying eyes.</text:p>
      <text:p text:style-name="P4">Sure, she would need the help of Sylens sooner or later, to get a faint understanding of the most arcane elements –could she be able to understand them correctly ?–. She was not fond of this man, but it is a fact that he is the most knowledgeable person about anything related to the Old Ones. On a brighter note, she could also ask Cyan to sift into the notes, and maybe fill some gaps ? However, she would not be able to reach the AI before next spring, when the Cut would be hospitable enough for her.</text:p>
      <text:p text:style-name="P4">She put back the focus of Elisabet into the globe, in the pouch. After a last night, Aloy left to go back to Meridian. She had a fully autonomous terraforming system managed by the most sophisticated artificial intelligence ever designed to rebuild from the ground up, and she had no idea where to start from –yet–. But she had got some hints, and new clues to follow.</text:p>
      <text:p text:style-name="P4">All in all, she was filled with hope in her success.</text:p>
      <text:h text:style-name="Heading_20_1" text:outline-level="1">Du texte en Français</text:h>
      <text:p text:style-name="P6">Extrait de « L’éveil de l’âme » par SpornyKun (<text:a xlink:type="simple" xlink:href="https://archiveofourown.org/works/61518124" text:style-name="Internet_20_link" text:visited-style-name="Visited_20_Internet_20_Link">https://archiveofourown.org/works/61518124</text:a>)</text:p>
      <text:p text:style-name="P7">Chapitre Un</text:p>
      <text:p text:style-name="P6">Le doux soleil levant du printemps caressa le visage de Naya. A travers ses paupières encore closes, la lumière semblait d’un rouge assez terne, mais cela suffit à la réveiller. Naya grommela faiblement, contrariée par son réveil forcé, se promettant à l’avenir de ne pas oublier de fermer les volets de sa chambre à la nuit tombée. Cet oubli la contrariait également car cela n'était jamais arrivé : les lourds volets en bois dur protégeaient à la fois du soleil et d'éventuels voleurs vagabondant aux abords du village.</text:p>
      <text:p text:style-name="P6">Elle finit par ouvrir les yeux, après s'être retournée afin de ne pas être éblouie. Au début elle ne comprit pas ce qu’elle voyait. Puis à mesure que les dernières brumes du sommeil s’effilochaient et libéraient son esprit, elle ne put que constater qu’elle n’était plus dans sa maison mais dans une mansarde sans toit. Cette fois, Naya se réveilla complètement et se redressa. Un examen rapide des lieux lui appris que finalement, c'était bien sa chambre, mais dans un état déplorable. Son frère Jérad, de trois ans son cadet, était paisiblement assoupi sur une chaise près du lit. Il avait veillé sur elle, mais n'avait visiblement pas résisté au sommeil.</text:p>
      <text:p text:style-name="P6">Elle décida de ne pas le réveiller immédiatement, ce qui lui donnerait le temps de remettre en ordre ses idées, et de se rappeler les événements de la veille. La matinée étant encore fraîche, Naya se pelotonna en silence dans ses couvertures encore chaudes.</text:p>
      <text:p text:style-name="P6">La mémoire de Naya résista mollement, puis délivra avec un luxe de détails inhabituel les souvenirs de la veille...</text:p>
      <text:p text:style-name="P6"><text:soft-page-break/>C'était la fête pour célébrer l'anniversaire de la fondation du village. Naya accompagnait les bardes de sa flûte argentée aux sons fluides et cristallins. Des villageois dansaient rondes et farandoles, d'autres dégustaient les appétissantes victuailles préparées en abondance pour l'occasion. Il y avait aussi quelques gens d'armes venant d'une garnison proche : une dizaine d'hommes assuraient la garde du village, situé à deux lieues de la frontière, et une autre quinzaine avait décidé de profiter de la fête.</text:p>
      <text:p text:style-name="P6">Les musiciens s'arrêtèrent pour faire une pause. Naya se dirigea vers le buffet et pris un verre de cidre doux bien frais. La boisson pétillante picotait délicieusement la langue, exaltant le parfum de la pomme légèrement acidulée. Avec le silence de l'orchestre, les conversations s'animaient. Naya conversait avec une femme venu la saluer : cette dernière avait des enfants souffrant de fièvres, et Naya lui avait préparée des herbes fébrifuges deux jours plus tôt. Le remède avait fait son effet et ils seraient complètement rétablis dans les trois jours.</text:p>
      <text:p text:style-name="P6">En l'espace de quelques battements de cœur, la fête tourna au cauchemar. Des traits de feu zébrèrent le ciel avant d'embraser instantanément tout le village, provoquant la panique parmi les villageois. Quelques instants plus tard, avant que quiconque ne puisse réagir, une horde cauchemardesque déboula dans le village par tous les côtés.</text:p>
      <text:p text:style-name="P6">Deux cavaliers en armure d'un noir mat comme de la suie semblaient mener l'assaut. Leurs destriers étaient revêtus d'une armure semblable. Ils ne prenaient pas part à l'action, semblant superviser le massacre entrepris par les fantassins. Ces derniers avaient une apparence étonnamment hétéroclite, la plupart étaient décharnés et vêtus de haillons, mais ils étaient vifs et agiles. Ceux qui avaient le temps de voir le visage de leurs assaillants découvraient avec horreur le sourire inexpressif d'un squelette ou le visage décomposé d'un cadavre revenu à la vie.</text:p>
      <text:p text:style-name="P6">Dans le chaos de la bataille, Naya se retrouva bientôt la seule survivante d'un groupe de villageois, entourée de revenants impitoyables. Le temps semblait s'être ralenti, comme pour savourer l'instant. L'air était âcre et étouffant. Naya n'avait aucune échapatoire, et ses jambes flageolantes menaçaient à tout instant de se dérober. Sa raison oblitérée par l'hystérie de la peur, elle se sentait engluée dans un corps paralysée, et elle voulait pousser un cri qu'on aurait pu entendre à dix lieues à la ronde. Le squelette faisant face à la jeune femme s'élança, portant une attaque horizontale avec sa hache pour la décapiter...</text:p>
      <text:p text:style-name="P6">Le cœur battant douloureusement dans sa poitrine, Naya reprit conscience de la chambre où elle se trouvait. Elle était essoufflée comme après avoir couru très rapidement sur une centaine de pas. Dans sa bouche, l'arrière-goût métallique du sang encore chaud lui donnait la nausée. Elle perçu avec difficulté l'odeur de brûlé qui s'était fortement atténuée et remarqua que les pans de chaume tombés dans sa chambre avaient des bords calcinés. </text:p>
      <text:p text:style-name="P6">Contre toute attente, elle était vivante et son frère aussi. Mais elle n'avait aucun souvenir du sauvetage, ni du sauveur. Espérant que son frère pourrait lui en apprendre plus, elle décida qu'il était temps de le réveiller et le secoua doucement par l'épaule.</text:p>
      <text:p text:style-name="P6">— « Jérad, réveille toi ! dit-elle doucement.</text:p>
      <text:p text:style-name="P6">— Hein ? Quoi ? Ah, sœurette, tu es réveillé ! Tu vas bien ? » </text:p>
      <text:p text:style-name="P6">Jérad accompagna cette tirade d'une accolade franche et d'un long soupir de soulagement. La voix de Jérad était encore en pleine mue, et hésitait entre un soprano fluide et un ténor rauque.</text:p>
      <text:p text:style-name="P6"><text:soft-page-break/>— « Hum, j'ai connu mieux, susurra Naya en retour, mais oui, ça va. Et tu m'as l'air d'aller bien, toi aussi. Je pensais qu'on allait mourir.</text:p>
      <text:p text:style-name="P6">— Moi aussi, tu sais. Papa aussi est vivant. Il est dans le salon avec Maître Arganor. Ils m'ont demandé de les prévenir quand tu serais réveillée, alors je vais les chercher et je reviens tout de suite. »</text:p>
      <text:p text:style-name="P6">Jérad se leva lourdement, encore endormi, tituba vers la porte et sortit de la chambre. Naya mit à profit ces quelques instants supplémentaires de solitude pour assimiler les paroles de son frère, tout en se levant pour faire son lit, qu'on avait déblayé et secoué. Elle avait donc pu dormir dans un lit raisonnablement propre, ce dont elle était ravie et touchée. Elle aurait bien voulu faire sa toilette, mais le toit, en s'effondrant, avait rendu inutilisable les ustensiles habituels. Elle devrait aller au puits, mais elle avait une grande envie de prendre un bain à la rivière pour se débarrasser de la sueur et de la crasse. </text:p>
      <text:p text:style-name="P6">La bonne nouvelle, c'est que son père Torkel et le Maître Guérisseur Arganor avaient survécu. La mauvaise nouvelle, c'est que la situation devait être catastrophique : la dernière et unique fois que Jérad l'avait appelée "sœurette", c'était pendant la grande épidémie de fièvre qui avait frappée leur village huit ans plus tôt.</text:p>
      <text:p text:style-name="P6">Elle s'affairait encore sur le lit lorsque Jérad revint, accompagné des deux hommes dont les traits tirés leurs donnaient dix ans de plus.</text:p>
      <text:p text:style-name="P6">— « Papa ! Arganor ! s'exclama Naya en sautant au cou des deux hommes avec une expansivité qu'elle ne se connaissait guère. Si vous saviez comme j'ai eu peur !</text:p>
      <text:p text:style-name="P6">— Naya, ma puce, répondit Torkel d'une voix grave et vibrante, tu ne peux pas savoir combien je suis soulagé de te voir en vie !</text:p>
      <text:p text:style-name="P6">— Est-ce qu'il y a d'autres survivants ? demanda-t-elle d'une voix blanche. »,.</text:p>
      <text:p text:style-name="P6">Elle redouta le pire, l'image fugace des villageois morts autour d'elle la hantant le temps d'un battement de cils.</text:p>
      <text:p text:style-name="P6">— « Un des gens d'armes a survécu, le sergent Belak, répondit Torkel. Il est parti avertir la garnison, et il devrait revenir avec un détachement d'hommes en fin de matinée. Tous les autres sont morts. À notre réveil sur la place du village, nous avons retrouvé près de nous les corps soigneusement rassemblés dans une fosse et recouverts de toile. Tu es la seule à être restée sans connaissance. Quant à nos assaillants, nous n'en avons retrouvé que des haillons, des casques et des armes, mais aucun corps.</text:p>
      <text:p text:style-name="P6">— Et qui nous a sauvé ? poursuivit Naya. Je ne m'attendais pas à me réveiller dans mon lit !</text:p>
      <text:p text:style-name="P6">— C'est un mage très puissant, sans aucun doute ! répondit Maître Arganor d'une voix éraillée mais agréable. Avant de perdre connaissance, je me rappelle avoir vu une lueur aveuglante qui est apparue soudainement. L'air est encore assez humide, et tout ce qui a été attaqué par les flammes est détrempé. Seul un mage de l'eau est capable de ça. Un mage de feu aurait seulement étouffé les flammes. »</text:p>
      <text:p text:style-name="P6">Aussi loin que Naya s'en souvienne, la mention de la magie provoquait toujours un léger malaise chez elle, et elle avait pris l'habitude de changer de sujet dès que l'occasion se présentait. C'était si subtil que personne, pas même elle, n'avait remarqué ce comportement. Aujourd'hui encore, elle suivi son habitude, mais elle remarqua en elle l'absence d'appréhension, comme si son esprit s'était libéré d'une contrainte subie à son insu.</text:p>
      <text:p text:style-name="P6"><text:soft-page-break/>— « Alors, nous sommes les seuls survivants... constata la jeune femme d'une voix atone. Qu'est-ce qu'on va faire ? Je suppose qu'on ne peut plus rester ici ?</text:p>
      <text:p text:style-name="P6">— C'est évident, répondit Torkel. Dès que le sergent Belak sera de retour avec le détachement d'hommes, nous partirons pour la ville. Jérad et moi, nous trouverons bien un travail, car on a toujours besoin de bras là-bas, quant à toi et Maître Arganor, vous pourrez allez voir la guilde des guérisseurs, ils trouveront bien quelque-chose pour vous –même si on n'appréciera pas ta présence, Naya–.</text:p>
      <text:p text:style-name="P6">— Je sais, enchaîna Naya d'un ton acide. Ils n'auraient jamais accepté de former une femme, si ce n'est que je désirais exercer dans un lointain village qui n'intéressait personne, et que j'ai fait mes preuves. De toutes façons, je ne suis officiellement qu'une assistante, et je le resterai encore lorsque je serai promue au rang de maître, alors je doute que l'on m'envie. </text:p>
      <text:p text:style-name="P6">» Et au pire, eh bien, je sais faire la cuisine, le ménage et la blanchisserie ! clama-t-elle à la cantonade.</text:p>
      <text:p text:style-name="P6">— Ne te déprécie pas, ma petite, intervint le Maître Guérisseur. Je pourrais témoigner devant les doyens de la guilde que tu as travaillé avec compétence et diligence à mon service. Et je pourrais souligner que les femmes venaient plus souvent te voir que moi, surtout pour les problèmes spécifiquement féminins, ce qui évitait bien des tracas à tout le monde !</text:p>
      <text:p text:style-name="P6">— Merci, Maître, répondit Naya avec chaleur. Mais je doute que cela aie un quelconque effet positif. </text:p>
      <text:p text:style-name="P6">» Bon, est-ce qu'il y a moyen de se laver ? Je me sens toute crasseuse.</text:p>
      <text:p text:style-name="P6">— Tu peux utiliser le puits, répondit Torkel, il est intact. C'est étonnant d'ailleurs, vu qu'il était situé au milieu des combats. Nous, nous allons nous reposer un peu, tu seras tranquille.</text:p>
      <text:p text:style-name="P6">— D'accord. Je préparerai un repas après ma toilette. »</text:p>
      <text:p text:style-name="P6">Tout le monde acquiesça et les hommes quittèrent la chambre, laissant Naya affairée à trouver des vêtements propres et confortables, en prévision du voyage, une serviette et un nouveau savon. Puis elle gagna la porte d'entrée et sortit de la maison.</text:p>
      <text:p text:style-name="P6">Elle ne put reconnaître le village, malgré les indices que son esprit découvrait et analysait : l'emplacement des maisons –ou plutôt leurs restes calcinés et détrempés–, la végétation, sa propre maison, tout lui criait une réalité implacable qu'une partie de son esprit rejetait en bloc.</text:p>
      <text:p text:style-name="P6">Elle ne supportait pas ce silence inhabituel, cette absence de vie, et plus que tout elle ne supportait pas sa propre survie qui tenait du miracle : pourquoi elle, encore une fois ?</text:p>
      <text:p text:style-name="P6">Une ancienne blessure qu'elle croyait cicatrisée se rouvrait dans son âme, réduisant à néant des années d'efforts pour la guérir. Huit ans plus tôt, elle avait décidé de devenir guérisseuse-herboriste, en dépit de la désapprobation de son entourage, en dépit du regard tantôt hostile, tantôt condescendant des autres apprentis et de ses professeurs parce qu'elle était une femme, la première dans l'histoire de la guilde. Elle s'était obstinée, avait fourni largement plus d'efforts que les autres pour faire ses preuves, avait finalement réussi à atteindre le rang de compagnon 3 ans plus tôt, et se préparait à recevoir prochainement le rang de membre de la guilde. Elle savait que ses choix de carrière seraient limités, mais sa seule ambition était de s'occuper de son village avec Maître Arganor, ce qui arrangeait également la guilde.</text:p>
      <text:p text:style-name="P6"><text:soft-page-break/>Elle avait consacré huit ans de sa vie à se donner les moyens de ne plus se retrouver dans l'ignorance et l'impuissance extrême à laquelle elle avait été réduite lors de l'épidémie de fièvre qui avait emporté Lysia, sa mère. A cette époque, Naya avait été miraculeusement épargnée par la maladie qui avaient atteint tous les villageois. D'ailleurs, aussi loin qu'elle s'en souvienne, et d'après ce que son père lui avait dit, elle n'avait jamais été malade. </text:p>
      <text:p text:style-name="P6">La fièvre s'était propagée dans le village de façon fulgurante, en moins d'une journée. Naya avait passé deux semaines à veiller sur les villageois, à les faire manger, mais elle ne connaissait pas les remèdes qui auraient pu combattre la fièvre. Au cours de la première semaine, une douzaine de personnes moururent et Naya dut aussi les enterrer toute seule : les morts ne pouvaient trouver le repos qu'une fois ensevelis. Puis le temps fit son oeuvre et les villageois guérirent de la maladie. La vie repris son cours normal.</text:p>
      <text:p text:style-name="P6">Naya n'avait pas pu pleurer pendant ces deux semaines, trop occupée à s'occuper des malades et des morts. Mais après la guérison du village, même après que la tension se soit relâchée, ses yeux était restés désespérément secs, ce qui renforçait son sentiment de culpabilité envers les morts. Son père avait semblé passablement affecté, mais elle le soupçonnait de garder sa souffrance pour lui-même. Son frère, au contraire, avait été inconsolable, et avait eu besoin de beaucoup de temps, de patience et d'amour pour retrouver sa vitalité.</text:p>
      <text:p text:style-name="P6">Tout en ressassant le passé, Naya arriva au puits et commença sa toilet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porniket Nostalgie 2 Faux Console" svg:font-family="'Sporniket Nostalgie 2 Faux Console'" style:font-adornments="Norm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porniket Nostalgie 2 Faux Console" fo:font-family="'Sporniket Nostalgie 2 Faux Console'" style:font-style-name="Normal"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Sporniket Nostalgie 2 Faux Console" fo:font-family="'Sporniket Nostalgie 2 Faux Console'" style:font-style-name="Normal"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31T20:51:08.069743742</meta:creation-date>
    <dc:date>2026-04-09T08:53:49.675146195</dc:date>
    <meta:editing-duration>PT1H14M4S</meta:editing-duration>
    <meta:editing-cycles>5</meta:editing-cycles>
    <meta:generator>LibreOffice/25.2.3.2$Linux_X86_64 LibreOffice_project/520$Build-2</meta:generator>
    <meta:document-statistic meta:table-count="0" meta:image-count="0" meta:object-count="0" meta:page-count="10" meta:paragraph-count="140" meta:word-count="4492" meta:character-count="25896" meta:non-whitespace-character-count="21488"/>
  </office:meta>
</office:document-meta>
</file>